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7000000BC08008EE2C9E78A0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2" svg:font-family="'Courier New'" style:font-family-generic="modern" style:font-pitch="fixed"/>
    <style:font-face style:name="Courier New5" svg:font-family="'Courier New'" style:font-adornments="標準" style:font-family-generic="modern" style:font-pitch="fixed"/>
    <style:font-face style:name="Arial" svg:font-family="Arial" style:font-pitch="variable"/>
    <style:font-face style:name="Arial3" svg:font-family="Arial" style:font-adornments="標準" style:font-pitch="variable"/>
    <style:font-face style:name="Calibri" svg:font-family="Calibri" style:font-pitch="variable"/>
    <style:font-face style:name="Calibri1" svg:font-family="Calibri" style:font-adornments="標準" style:font-pitch="variable"/>
    <style:font-face style:name="Courier New1" svg:font-family="'Courier New'" style:font-pitch="variable"/>
    <style:font-face style:name="Courier New3" svg:font-family="'Courier New'" style:font-adornments="標準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ＭＳ Ｐゴシック1" svg:font-family="'ＭＳ Ｐゴシック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ourier New4" svg:font-family="'Courier New'" style:font-adornments="標準" style:font-family-generic="modern" style:font-pitch="variable"/>
    <style:font-face style:name="Source Sans Pro4" svg:font-family="'Source Sans Pro'" style:font-adornments="標準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5.112cm" fo:min-width="21.892cm" fo:padding-top="0.127cm" fo:padding-bottom="0.127cm" fo:padding-left="0.254cm" fo:padding-right="0.254cm" fo:wrap-option="wrap" draw:shadow-color="#808080"/>
    </style:style>
    <style:style style:name="gr2" style:family="graphic" style:parent-style-name="Standard_5f_1">
      <style:graphic-properties draw:stroke="none" draw:fill="none" draw:fill-color="#ffffff" draw:textarea-horizontal-align="left" draw:textarea-vertical-align="middle" draw:auto-grow-height="false" fo:min-height="5.108cm" fo:min-width="21.9cm" fo:padding-top="0.13cm" fo:padding-bottom="0.13cm" fo:padding-left="0.25cm" fo:padding-right="0.25cm" fo:wrap-option="no-wrap" draw:shadow-color="#808080"/>
    </style:style>
    <style:style style:name="gr3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4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5" style:family="graphic" style:parent-style-name="Standard_5f_1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_5f_1">
      <style:graphic-properties draw:stroke="none" draw:fill="none" draw:fill-color="#ffffff" draw:textarea-horizontal-align="left" draw:textarea-vertical-align="middle" draw:auto-grow-height="false" fo:min-height="12.216cm" fo:min-width="14.803cm" fo:padding-top="0.13cm" fo:padding-bottom="0.13cm" fo:padding-left="0.25cm" fo:padding-right="0.25cm" fo:wrap-option="no-wrap" draw:shadow-color="#808080"/>
    </style:style>
    <style:style style:name="gr8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9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10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11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2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14.732cm" fo:min-width="21.892cm" fo:padding-top="0.127cm" fo:padding-bottom="0.127cm" fo:padding-left="0.254cm" fo:padding-right="0.254cm" fo:wrap-option="wrap" draw:shadow-color="#808080"/>
    </style:style>
    <style:style style:name="gr13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4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15" style:family="graphic" style:parent-style-name="Standard_5f_1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16" style:family="graphic" style:parent-style-name="Standard_5f_1">
      <style:graphic-properties draw:stroke="none" draw:fill="none" draw:fill-color="#ffffff" draw:textarea-horizontal-align="left" draw:textarea-vertical-align="middle" draw:auto-grow-height="false" fo:min-height="13.105cm" fo:min-width="14.803cm" fo:padding-top="0.13cm" fo:padding-bottom="0.13cm" fo:padding-left="0.25cm" fo:padding-right="0.25cm" fo:wrap-option="no-wrap" draw:shadow-color="#808080"/>
    </style:style>
    <style:style style:name="gr17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18" style:family="graphic" style:parent-style-name="Standard_5f_1" style:list-style-name="L5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19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20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21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22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23" style:family="graphic" style:parent-style-name="Standard_5f_1" style:list-style-name="L5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24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25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26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27" style:family="graphic" style:parent-style-name="Standard_5f_1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28" style:family="graphic" style:parent-style-name="Standard_5f_1" style:list-style-name="L5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29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30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31" style:family="graphic" style:parent-style-name="Standard_5f_1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4.169cm" fo:min-width="21.89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4.917cm" fo:min-width="21.89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859cm" fo:min-width="20.967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4.688cm" fo:min-width="21.89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5cm" fo:min-width="14.803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546cm" fo:min-width="21.89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4.168cm" fo:min-width="21.89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1.834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20.968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859cm" fo:min-width="0.9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 fo:language="sv" fo:country="S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5pt" fo:language="sv" fo:country="S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5pt" fo:language="sv" fo:country="S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 fo:language="sv" fo:country="SE"/>
    </style:style>
    <style:style style:name="P10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  <style:text-properties fo:font-size="19.8999996185303pt" fo:language="sv" fo:country="SE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 fo:language="sv" fo:country="SE"/>
    </style:style>
    <style:style style:name="P14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15" style:family="paragraph">
      <style:paragraph-properties fo:margin-left="2.063cm" fo:margin-right="0cm" fo:margin-top="0.123cm" fo:margin-bottom="0cm" fo:line-height="80%" fo:text-align="start" fo:text-indent="-0.771cm" style:punctuation-wrap="hanging" style:line-break="strict" style:writing-mode="lr-tb"/>
    </style:style>
    <style:style style:name="P16" style:family="paragraph">
      <style:paragraph-properties fo:margin-left="2.063cm" fo:margin-right="0cm" fo:margin-top="0.123cm" fo:margin-bottom="0cm" fo:line-height="80%" fo:text-indent="-0.771cm" style:punctuation-wrap="hanging" style:line-break="strict" style:writing-mode="lr-tb"/>
    </style:style>
    <style:style style:name="P17" style:family="paragraph">
      <style:paragraph-properties fo:margin-left="0cm" fo:margin-right="0cm" fo:margin-top="0.123cm" fo:margin-bottom="0cm" fo:line-height="80%" fo:text-indent="0cm" style:punctuation-wrap="hanging" style:line-break="strict" style:writing-mode="lr-tb"/>
    </style:style>
    <style:style style:name="P18" style:family="paragraph">
      <loext:graphic-properties draw:fill="none" draw:fill-color="#ffffff"/>
      <style:paragraph-properties fo:margin-left="0cm" fo:margin-right="0cm" fo:margin-top="0.123cm" fo:margin-bottom="0cm" fo:line-height="80%" fo:text-indent="0cm" style:punctuation-wrap="hanging" style:line-break="strict" style:writing-mode="lr-tb" style:font-independent-line-spacing="true"/>
      <style:text-properties fo:font-size="16pt" fo:language="sv" fo:country="SE" style:font-size-asian="16pt" style:font-size-complex="16pt"/>
    </style:style>
    <style:style style:name="P1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21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22" style:family="paragraph">
      <style:paragraph-properties fo:margin-left="0.939cm" fo:margin-right="0cm" fo:margin-top="0.141cm" fo:margin-bottom="0cm" fo:line-height="100%" fo:text-indent="-0.926cm" style:punctuation-wrap="hanging" style:line-break="strict" style:writing-mode="lr-tb"/>
    </style:style>
    <style:style style:name="P23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  <style:text-properties fo:font-size="19.8999996185303pt" fo:language="sv" fo:country="SE"/>
    </style:style>
    <style:style style:name="P24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cm"/>
          <style:tab-stop style:position="29.942cm"/>
          <style:tab-stop style:position="29.946cm"/>
          <style:tab-stop style:position="29.95cm"/>
        </style:tab-stops>
      </style:paragraph-properties>
      <style:text-properties fo:font-size="19.8999996185303pt" fo:language="sv" fo:country="SE"/>
    </style:style>
    <style:style style:name="P26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27" style:family="paragraph">
      <style:paragraph-properties fo:margin-left="0cm" fo:margin-right="0cm" fo:margin-top="0.141cm" fo:margin-bottom="0cm" fo:line-height="80%" fo:text-align="start" fo:text-indent="0cm" style:punctuation-wrap="hanging" style:line-break="strict" style:writing-mode="lr-tb"/>
    </style:style>
    <style:style style:name="P28" style:family="paragraph">
      <style:paragraph-properties fo:margin-left="0cm" fo:margin-right="0cm" fo:margin-top="0.141cm" fo:margin-bottom="0cm" fo:line-height="80%" fo:text-indent="0cm" style:punctuation-wrap="hanging" style:line-break="strict" style:writing-mode="lr-tb"/>
    </style:style>
    <style:style style:name="P29" style:family="paragraph">
      <style:paragraph-properties fo:margin-left="0cm" fo:margin-right="0cm" fo:margin-top="0.141cm" fo:margin-bottom="0cm" fo:line-height="80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8cm"/>
          <style:tab-stop style:position="26.528cm"/>
          <style:tab-stop style:position="27.776cm"/>
          <style:tab-stop style:position="29.024cm"/>
        </style:tab-stops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.141cm" fo:margin-bottom="0cm" fo:line-height="80%" fo:text-indent="0cm" style:punctuation-wrap="hanging" style:line-break="strict" style:writing-mode="lr-tb" style:font-independent-line-spacing="true"/>
      <style:text-properties fo:font-size="19.8999996185303pt" fo:language="sv" fo:country="SE"/>
    </style:style>
    <style:style style:name="P31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32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simple" style:line-break="normal" style:writing-mode="lr-tb" style:font-independent-line-spacing="true"/>
      <style:text-properties fo:font-size="19.5pt" fo:language="sv" fo:country="SE"/>
    </style:style>
    <style:style style:name="P33" style:family="paragraph">
      <style:paragraph-properties fo:margin-left="0cm" fo:margin-right="0cm" fo:margin-top="0.088cm" fo:margin-bottom="0cm" fo:line-height="90%" fo:text-indent="0cm" style:punctuation-wrap="hanging" style:line-break="strict"/>
    </style:style>
    <style:style style:name="P34" style:family="paragraph">
      <style:paragraph-properties fo:margin-left="2.063cm" fo:margin-right="0cm" fo:margin-top="0.123cm" fo:margin-bottom="0cm" fo:line-height="90%" fo:text-align="start" fo:text-indent="-0.767cm" style:punctuation-wrap="hanging" style:line-break="strict" style:writing-mode="lr-tb"/>
    </style:style>
    <style:style style:name="P35" style:family="paragraph">
      <style:paragraph-properties fo:margin-left="0cm" fo:margin-right="0cm" fo:margin-top="0.123cm" fo:margin-bottom="0cm" fo:line-height="90%" fo:text-indent="0cm" style:punctuation-wrap="hanging" style:line-break="strict" style:writing-mode="lr-tb"/>
    </style:style>
    <style:style style:name="P36" style:family="paragraph">
      <style:paragraph-properties fo:margin-left="0cm" fo:margin-right="0cm" fo:margin-top="0.123cm" fo:margin-bottom="0cm" fo:line-height="90%" fo:text-align="start" fo:text-indent="0cm" style:punctuation-wrap="hanging" style:line-break="strict" style:writing-mode="lr-tb"/>
    </style:style>
    <style:style style:name="P37" style:family="paragraph">
      <style:paragraph-properties fo:margin-left="0.939cm" fo:margin-right="0cm" fo:margin-top="0.123cm" fo:margin-bottom="0cm" fo:line-height="90%" fo:text-indent="-0.926cm" style:punctuation-wrap="hanging" style:line-break="strict" style:writing-mode="lr-tb"/>
    </style:style>
    <style:style style:name="P38" style:family="paragraph">
      <loext:graphic-properties draw:fill="none" draw:fill-color="#ffffff"/>
      <style:paragraph-properties fo:margin-left="0cm" fo:margin-right="0cm" fo:margin-top="0.088cm" fo:margin-bottom="0cm" fo:line-height="90%" fo:text-indent="0cm" style:punctuation-wrap="hanging" style:line-break="strict" style:writing-mode="lr-tb" style:font-independent-line-spacing="true"/>
      <style:text-properties fo:font-size="19.8999996185303pt" fo:language="sv" fo:country="SE"/>
    </style:style>
    <style:style style:name="P39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/>
    </style:style>
    <style:style style:name="P40" style:family="paragraph">
      <style:paragraph-properties fo:margin-left="0.255cm" fo:margin-right="0cm" fo:margin-top="0.158cm" fo:margin-bottom="0cm" fo:line-height="100%" fo:text-indent="-0.242cm" style:punctuation-wrap="simple" style:line-break="normal" style:writing-mode="lr-tb"/>
    </style:style>
    <style:style style:name="P41" style:family="paragraph">
      <style:paragraph-properties fo:margin-left="0cm" fo:margin-right="0cm" fo:margin-top="0.158cm" fo:margin-bottom="0cm" fo:line-height="100%" fo:text-indent="0cm" style:punctuation-wrap="simple" style:line-break="normal" style:writing-mode="lr-tb"/>
    </style:style>
    <style:style style:name="P42" style:family="paragraph">
      <style:paragraph-properties fo:margin-left="0cm" fo:margin-right="0cm" fo:margin-top="0.22cm" fo:margin-bottom="0cm" fo:line-height="70%" fo:text-indent="0cm" style:punctuation-wrap="hanging" style:line-break="strict"/>
    </style:style>
    <style:style style:name="P43" style:family="paragraph">
      <style:paragraph-properties fo:margin-left="0.934cm" fo:margin-right="0cm" fo:margin-top="0.22cm" fo:margin-bottom="0cm" fo:line-height="70%" fo:text-indent="-0.926cm" style:punctuation-wrap="hanging" style:line-break="strict"/>
    </style:style>
    <style:style style:name="P44" style:family="paragraph">
      <style:paragraph-properties fo:margin-left="0cm" fo:margin-right="0cm" fo:margin-top="0.22cm" fo:margin-bottom="0cm" fo:line-height="70%" fo:text-align="start" fo:text-indent="0cm" style:punctuation-wrap="hanging" style:line-break="strict" style:writing-mode="lr-tb"/>
    </style:style>
    <style:style style:name="P45" style:family="paragraph">
      <style:paragraph-properties fo:margin-left="2.05cm" fo:margin-right="0cm" fo:margin-top="0.22cm" fo:margin-bottom="0cm" fo:line-height="70%" fo:text-align="start" fo:text-indent="-0.767cm" style:punctuation-wrap="hanging" style:line-break="strict" style:writing-mode="lr-tb"/>
    </style:style>
    <style:style style:name="P46" style:family="paragraph">
      <style:paragraph-properties fo:margin-left="0.939cm" fo:margin-right="0cm" fo:margin-top="0.22cm" fo:margin-bottom="0cm" fo:line-height="70%" fo:text-indent="-0.926cm" style:punctuation-wrap="hanging" style:line-break="strict" style:writing-mode="lr-tb"/>
    </style:style>
    <style:style style:name="P47" style:family="paragraph">
      <loext:graphic-properties draw:fill="none" draw:fill-color="#ffffff"/>
      <style:paragraph-properties fo:margin-left="0cm" fo:margin-right="0cm" fo:margin-top="0.22cm" fo:margin-bottom="0cm" fo:line-height="70%" fo:text-indent="0cm" style:punctuation-wrap="hanging" style:line-break="strict" style:writing-mode="lr-tb" style:font-independent-line-spacing="true"/>
      <style:text-properties fo:font-size="19.8999996185303pt" fo:language="sv" fo:country="SE"/>
    </style:style>
    <style:style style:name="P48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P49" style:family="paragraph">
      <style:paragraph-properties fo:margin-left="0.943cm" fo:margin-right="0cm" fo:margin-top="0.123cm" fo:margin-bottom="0cm" fo:line-height="100%" fo:text-indent="-0.93cm" style:punctuation-wrap="hanging" style:line-break="strict"/>
    </style:style>
    <style:style style:name="P50" style:family="paragraph">
      <style:paragraph-properties fo:margin-left="2.059cm" fo:margin-right="0cm" fo:margin-top="0.123cm" fo:margin-bottom="0cm" fo:line-height="100%" fo:text-align="start" fo:text-indent="-0.776cm" style:punctuation-wrap="hanging" style:line-break="strict" style:writing-mode="lr-tb"/>
    </style:style>
    <style:style style:name="P51" style:family="paragraph">
      <style:paragraph-properties fo:margin-left="0.943cm" fo:margin-right="0cm" fo:margin-top="0.123cm" fo:margin-bottom="0cm" fo:line-height="100%" fo:text-indent="-0.93cm" style:punctuation-wrap="hanging" style:line-break="strict" style:writing-mode="lr-tb"/>
    </style:style>
    <style:style style:name="P52" style:family="paragraph">
      <loext:graphic-properties draw:fill="none" draw:fill-color="#ffffff"/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T1" style:family="text">
      <style:text-properties fo:color="#9a9a9a" fo:font-size="44pt" fo:language="sv" fo:country="SE" style:font-name-asian="ＭＳ Ｐゴシック1" style:font-size-asian="44pt" style:language-asian="sv" style:country-asian="SE" style:font-name-complex="ＭＳ Ｐゴシック1" style:font-size-complex="44pt" style:language-complex="sv" style:country-complex="SE"/>
    </style:style>
    <style:style style:name="T2" style:family="text">
      <style:text-properties fo:color="#808080" style:font-name="Calibri" fo:font-size="10pt" fo:language="sv" fo:country="SE" style:font-size-asian="10pt" style:language-asian="sv" style:country-asian="SE" style:font-size-complex="10pt" style:language-complex="sv" style:country-complex="SE"/>
    </style:style>
    <style:style style:name="T3" style:family="text">
      <style:text-properties fo:color="#808080" fo:font-size="10pt" fo:language="sv" fo:country="SE" style:font-size-asian="10pt" style:language-asian="sv" style:country-asian="SE" style:font-size-complex="10pt" style:language-complex="sv" style:country-complex="SE"/>
    </style:style>
    <style:style style:name="T4" style:family="text">
      <style:text-properties fo:color="#9a9a9a" fo:font-size="32pt" fo:language="sv" fo:country="SE" style:font-name-asian="ＭＳ Ｐゴシック1" style:font-size-asian="32pt" style:language-asian="sv" style:country-asian="SE" style:font-name-complex="ＭＳ Ｐゴシック1" style:font-size-complex="32pt" style:language-complex="sv" style:country-complex="SE"/>
    </style:style>
    <style:style style:name="T5" style:family="text">
      <style:text-properties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6" style:family="text">
      <style:text-properties fo:color="#000000" style:text-line-through-style="none" style:text-line-through-type="none" style:text-position="0% 100%" style:font-name="Courier New1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7" style:family="text">
      <style:text-properties fo:color="#000000" style:text-line-through-style="none" style:text-line-through-type="none" style:text-position="0% 100%" style:font-name="Courier New1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font-relief="none"/>
    </style:style>
    <style:style style:name="T8" style:family="text">
      <style:text-properties fo:color="#000000" style:text-position="0% 100%" style:font-name="Courier New1" fo:font-size="16pt" fo:language="sv" fo:country="SE" style:font-name-asian="ＭＳ Ｐゴシック1" style:font-size-asian="16pt" style:language-asian="sv" style:country-asian="SE" style:font-name-complex="ＭＳ Ｐゴシック1" style:font-size-complex="16pt" style:language-complex="sv" style:country-complex="SE"/>
    </style:style>
    <style:style style:name="T9" style:family="text">
      <style:text-properties fo:color="#9a9a9a" fo:font-size="32pt" fo:language="en" fo:country="US" style:font-name-asian="ＭＳ Ｐゴシック1" style:font-size-asian="32pt" style:language-asian="en" style:country-asian="US" style:font-name-complex="ＭＳ Ｐゴシック1" style:font-size-complex="32pt" style:language-complex="en" style:country-complex="US"/>
    </style:style>
    <style:style style:name="T10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11" style:family="text">
      <style:text-properties fo:color="#000000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12" style:family="text">
      <style:text-properties fo:color="#000000" style:text-position="0% 100%" style:font-name="Arial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13" style:family="text">
      <style:text-properties fo:color="#000000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font-relief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ccccff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letter-kerning="true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letter-kerning="true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font-relief="none"/>
    </style:style>
    <style:style style:name="T21" style:family="text">
      <style:text-properties fo:color="#ccccff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2" style:family="text">
      <style:text-properties fo:color="#ff6666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3" style:family="text">
      <style:text-properties fo:color="#ccccff" fo:font-size="16pt" fo:language="en" fo:country="US" style:text-underline-style="solid" style:text-underline-width="auto" style:text-underline-color="font-color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4" style:family="text">
      <style:text-properties style:font-name="Calibri"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25" style:family="text">
      <style:text-properties fo:font-size="14pt" fo:language="en" fo:country="US" style:font-name-asian="ＭＳ Ｐゴシック1" style:font-size-asian="14pt" style:language-asian="en" style:country-asian="US" style:font-name-complex="ＭＳ Ｐゴシック1" style:font-size-complex="14pt" style:language-complex="en" style:country-complex="US"/>
    </style:style>
    <style:style style:name="T26" style:family="text">
      <style:text-properties fo:font-size="10pt" fo:language="en" fo:country="US" style:font-name-asian="ＭＳ Ｐゴシック1" style:font-size-asian="10pt" style:language-asian="en" style:country-asian="US" style:font-name-complex="ＭＳ Ｐゴシック1" style:font-size-complex="10pt" style:language-complex="en" style:country-complex="US"/>
    </style:style>
    <style:style style:name="T27" style:family="text">
      <style:text-properties fo:color="#000000" style:text-line-through-style="none" style:text-line-through-type="none" style:text-position="0% 100%" style:font-name="Arial" fo:font-size="14pt" fo:language="en" fo:country="US" fo:font-style="normal" fo:text-shadow="none" style:text-underline-style="none" fo:font-weight="normal" style:font-name-asian="ＭＳ Ｐゴシック1" style:font-size-asian="14pt" style:language-asian="en" style:country-asian="US" style:font-style-asian="normal" style:font-weight-asian="normal" style:font-name-complex="ＭＳ Ｐゴシック1" style:font-size-complex="14pt" style:language-complex="en" style:country-complex="US" style:font-style-complex="normal" style:font-weight-complex="normal" style:font-relief="none"/>
    </style:style>
    <style:style style:name="T28" style:family="text">
      <style:text-properties fo:font-size="14pt" fo:language="sv" fo:country="SE" style:font-name-asian="ＭＳ Ｐゴシック1" style:font-size-asian="14pt" style:language-asian="sv" style:country-asian="SE" style:font-name-complex="ＭＳ Ｐゴシック1" style:font-size-complex="14pt" style:language-complex="sv" style:country-complex="SE"/>
    </style:style>
    <style:style style:name="T29" style:family="text">
      <style:text-properties fo:color="#000000" style:text-line-through-style="none" style:text-line-through-type="none" style:text-position="0% 100%" style:font-name="Courier New1" fo:font-size="14pt" fo:language="en" fo:country="US" fo:font-style="normal" fo:text-shadow="none" style:text-underline-style="none" fo:font-weight="normal" style:font-name-asian="ＭＳ Ｐゴシック1" style:font-size-asian="14pt" style:language-asian="en" style:country-asian="US" style:font-style-asian="normal" style:font-weight-asian="normal" style:font-name-complex="ＭＳ Ｐゴシック1" style:font-size-complex="14pt" style:language-complex="en" style:country-complex="US" style:font-style-complex="normal" style:font-weight-complex="normal" style:font-relief="none"/>
    </style:style>
    <style:style style:name="T30" style:family="text">
      <style:text-properties fo:color="#000000" style:text-line-through-style="none" style:text-line-through-type="none" style:text-position="0% 100%" style:font-name="Courier New1" fo:font-size="14pt" fo:language="en" fo:country="US" fo:font-style="normal" fo:text-shadow="none" style:text-underline-style="none" fo:font-weight="bold" style:font-name-asian="ＭＳ Ｐゴシック1" style:font-size-asian="14pt" style:language-asian="en" style:country-asian="US" style:font-style-asian="normal" style:font-weight-asian="bold" style:font-name-complex="ＭＳ Ｐゴシック1" style:font-size-complex="14pt" style:language-complex="en" style:country-complex="US" style:font-style-complex="normal" style:font-weight-complex="bold" style:font-relief="none"/>
    </style:style>
    <style:style style:name="T31" style:family="text">
      <style:text-properties fo:color="#000000" style:text-position="0% 100%" style:font-name="Courier New1" fo:font-size="14pt" fo:language="en" fo:country="US" style:font-name-asian="ＭＳ Ｐゴシック1" style:font-size-asian="14pt" style:language-asian="en" style:country-asian="US" style:font-name-complex="ＭＳ Ｐゴシック1" style:font-size-complex="14pt" style:language-complex="en" style:country-complex="US"/>
    </style:style>
    <style:style style:name="T32" style:family="text">
      <style:text-properties style:font-name="Calibri" fo:font-size="12pt" fo:language="sv" fo:country="SE" style:font-name-asian="ＭＳ Ｐゴシック1" style:font-size-asian="12pt" style:language-asian="sv" style:country-asian="SE" style:font-name-complex="ＭＳ Ｐゴシック1" style:font-size-complex="12pt" style:language-complex="sv" style:country-complex="SE"/>
    </style:style>
    <style:style style:name="T33" style:family="text">
      <style:text-properties fo:color="#000000" style:text-line-through-style="none" style:text-line-through-type="none" style:text-position="0% 100%" style:font-name="Calibri" fo:font-size="12pt" fo:language="sv" fo:country="SE" fo:font-style="normal" fo:text-shadow="none" style:text-underline-style="none" fo:font-weight="normal" style:font-name-asian="ＭＳ Ｐゴシック1" style:font-size-asian="12pt" style:language-asian="sv" style:country-asian="SE" style:font-style-asian="normal" style:font-weight-asian="normal" style:font-name-complex="ＭＳ Ｐゴシック1" style:font-size-complex="12pt" style:language-complex="sv" style:country-complex="SE" style:font-style-complex="normal" style:font-weight-complex="normal" style:font-relief="none"/>
    </style:style>
    <style:style style:name="T34" style:family="text">
      <style:text-properties fo:font-size="18pt" fo:language="en" fo:country="US" style:font-name-asian="ＭＳ Ｐゴシック1" style:font-size-asian="18pt" style:language-asian="en" style:country-asian="US" style:font-name-complex="ＭＳ Ｐゴシック1" style:font-size-complex="18pt" style:language-complex="en" style:country-complex="US"/>
    </style:style>
    <style:style style:name="T35" style:family="text">
      <style:text-properties fo:font-size="18pt" fo:language="sv" fo:country="SE" style:font-name-asian="ＭＳ Ｐゴシック1" style:font-size-asian="18pt" style:language-asian="sv" style:country-asian="SE" style:font-name-complex="ＭＳ Ｐゴシック1" style:font-size-complex="18pt" style:language-complex="sv" style:country-complex="SE"/>
    </style:style>
    <style:style style:name="T36" style:family="text">
      <style:text-properties fo:color="#000000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ＭＳ Ｐゴシック1" style:font-size-asian="18pt" style:language-asian="en" style:country-asian="US" style:font-style-asian="normal" style:font-weight-asian="normal" style:font-name-complex="ＭＳ Ｐゴシック1" style:font-size-complex="18pt" style:language-complex="en" style:country-complex="US" style:font-style-complex="normal" style:font-weight-complex="normal" style:font-relief="none"/>
    </style:style>
    <style:style style:name="T37" style:family="text">
      <style:text-properties fo:color="#000000" style:text-line-through-style="none" style:text-line-through-type="none" style:text-position="0% 100%" style:font-name="Arial" fo:font-size="25pt" fo:language="en" fo:country="US" fo:font-style="normal" fo:text-shadow="none" style:text-underline-style="none" fo:font-weight="normal" style:font-name-asian="ＭＳ Ｐゴシック1" style:font-size-asian="25pt" style:language-asian="en" style:country-asian="US" style:font-style-asian="normal" style:font-weight-asian="normal" style:font-name-complex="ＭＳ Ｐゴシック1" style:font-size-complex="25pt" style:language-complex="en" style:country-complex="US" style:font-style-complex="normal" style:font-weight-complex="normal" style:font-relief="none"/>
    </style:style>
    <style:style style:name="T38" style:family="text">
      <style:text-properties fo:color="#000000" style:text-line-through-style="none" style:text-line-through-type="none" style:text-position="0% 100%" style:font-name="Courier New1" fo:font-size="20pt" fo:language="sv" fo:country="SE" fo:font-style="normal" fo:text-shadow="none" style:text-underline-style="none" fo:font-weight="normal" style:font-name-asian="ＭＳ Ｐゴシック1" style:font-size-asian="20pt" style:language-asian="sv" style:country-asian="SE" style:font-style-asian="normal" style:font-weight-asian="normal" style:font-name-complex="ＭＳ Ｐゴシック1" style:font-size-complex="20pt" style:language-complex="sv" style:country-complex="SE" style:font-style-complex="normal" style:font-weight-complex="normal" style:font-relief="none"/>
    </style:style>
    <style:style style:name="T39" style:family="text">
      <style:text-properties fo:color="#000000" style:text-line-through-style="none" style:text-line-through-type="none" style:text-position="0% 100%" style:font-name="Courier New1" fo:font-size="20pt" fo:language="sv" fo:country="SE" fo:font-style="normal" fo:text-shadow="none" style:text-underline-style="none" fo:font-weight="bold" style:font-name-asian="ＭＳ Ｐゴシック1" style:font-size-asian="20pt" style:language-asian="sv" style:country-asian="SE" style:font-style-asian="normal" style:font-weight-asian="bold" style:font-name-complex="ＭＳ Ｐゴシック1" style:font-size-complex="20pt" style:language-complex="sv" style:country-complex="SE" style:font-style-complex="normal" style:font-weight-complex="bold" style:font-relief="none"/>
    </style:style>
    <style:style style:name="T40" style:family="text">
      <style:text-properties fo:color="#000000" style:text-line-through-style="none" style:text-line-through-type="none" style:text-position="0% 100%" style:font-name="Courier New1" fo:font-size="20pt" fo:language="en" fo:country="US" fo:font-style="normal" fo:text-shadow="none" style:text-underline-style="none" fo:font-weight="normal" style:font-name-asian="ＭＳ Ｐゴシック1" style:font-size-asian="20pt" style:language-asian="en" style:country-asian="US" style:font-style-asian="normal" style:font-weight-asian="normal" style:font-name-complex="ＭＳ Ｐゴシック1" style:font-size-complex="20pt" style:language-complex="en" style:country-complex="US" style:font-style-complex="normal" style:font-weight-complex="normal" style:font-relief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0pt" fo:language="en" fo:country="US" fo:font-style="normal" fo:text-shadow="none" style:text-underline-style="none" fo:font-weight="normal" style:letter-kerning="true" style:font-name-asian="ＭＳ Ｐゴシック1" style:font-size-asian="20pt" style:language-asian="en" style:country-asian="US" style:font-style-asian="normal" style:font-weight-asian="normal" style:font-name-complex="ＭＳ Ｐゴシック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position="0% 100%" style:font-name="Courier New1" fo:font-size="20pt" fo:language="en" fo:country="US" style:font-name-asian="ＭＳ Ｐゴシック1" style:font-size-asian="20pt" style:language-asian="en" style:country-asian="US" style:font-name-complex="ＭＳ Ｐゴシック1" style:font-size-complex="20pt" style:language-complex="en" style:country-complex="US"/>
    </style:style>
    <style:style style:name="T43" style:family="text">
      <style:text-properties style:font-name="Arial5" fo:font-size="16pt" fo:language="en" fo:country="US" fo:font-weight="bold" style:font-name-asian="ＭＳ Ｐゴシック1" style:font-size-asian="16pt" style:language-asian="en" style:country-asian="US" style:font-weight-asian="bold" style:font-name-complex="ＭＳ Ｐゴシック1" style:font-size-complex="16pt" style:language-complex="en" style:country-complex="US" style:font-weight-complex="bold"/>
    </style:style>
    <style:style style:name="T44" style:family="text">
      <style:text-properties style:font-name="Arial5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45" style:family="text">
      <style:text-properties style:font-name="Arial5" fo:font-size="16pt" fo:language="sv" fo:country="SE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46" style:family="text">
      <style:text-properties style:font-name="Courier New2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47" style:family="text">
      <style:text-properties style:font-name="Courier New2" fo:font-size="16pt" fo:language="en" fo:country="US" fo:font-weight="bold" style:font-name-asian="ＭＳ Ｐゴシック1" style:font-size-asian="16pt" style:language-asian="en" style:country-asian="US" style:font-weight-asian="bold" style:font-name-complex="ＭＳ Ｐゴシック1" style:font-size-complex="16pt" style:language-complex="en" style:country-complex="US" style:font-weight-complex="bold"/>
    </style:style>
    <style:style style:name="T48" style:family="text">
      <style:text-properties fo:color="#000000" style:text-position="0% 100%" style:font-name="Arial5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49" style:family="text">
      <style:text-properties fo:color="#000000" style:text-position="0% 100%" style:font-name="Courier New1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">
        <style:list-level-properties text:min-label-width="0.926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67cm"/>
        <style:text-properties style:font-name="Arial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242cm"/>
        <style:text-properties style:font-name="Times New Roman" fo:color="#00438b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83cm" text:min-label-width="0.767cm"/>
        <style:text-properties style:font-name="Arial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543cm" text:min-label-width="0.269cm"/>
        <style:text-properties style:font-name="Times New Roman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">
        <style:list-level-properties text:min-label-width="0.93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2.4cm" svg:height="5.366cm" svg:x="2.8cm" svg:y="3.5cm">
          <text:list text:style-name="L1">
            <text:list-header>
              <text:p text:style-name="P1"><text:span text:style-name="T1">Flik 2: Installation och utvecklingsmiljö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2.4cm" svg:height="5.368cm" svg:x="2.8cm" svg:y="8.866cm">
          <text:p/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.413cm" svg:height="1.256cm" svg:x="18.599cm" svg:y="27.502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5.254cm" svg:height="11.139cm" svg:x="2.874cm" svg:y="2.225cm" draw:page-number="1" presentation:class="page"/>
          <draw:custom-shape draw:style-name="gr7" draw:text-style-name="P3" draw:layer="layout" svg:width="15.303cm" svg:height="12.476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8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2.4cm" svg:height="2.8cm" svg:x="2.8cm" svg:y="0cm">
          <text:list text:style-name="L1">
            <text:list-header>
              <text:p text:style-name="P8"><text:span text:style-name="T4">Interaktiv 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8" draw:layer="layout" svg:width="22.4cm" svg:height="14.986cm" svg:x="2.799cm" svg:y="3.544cm">
          <text:list text:style-name="L3">
            <text:list-header>
              <text:p text:style-name="P14"><text:span text:style-name="T5">Start av python-tolken</text:span></text:p>
            </text:list-header>
          </text:list>
          <text:list text:style-name="L4">
            <text:list-item>
              <text:list>
                <text:list-header>
                  <text:p text:style-name="P15"><text:span text:style-name="T6">$ </text:span><text:span text:style-name="T7">python3</text:span></text:p>
                </text:list-header>
              </text:list>
            </text:list-item>
          </text:list>
          <text:list text:style-name="L3">
            <text:list-header>
              <text:p text:style-name="P16"><text:span text:style-name="T8">Python 3.7.3 (default, Aug 20 2019, 17:04:43) </text:span></text:p>
            </text:list-header>
            <text:list-item>
              <text:p text:style-name="P16"><text:span text:style-name="T8">[GCC 8.3.0] on linux</text:span></text:p>
            </text:list-item>
            <text:list-item>
              <text:p text:style-name="P16"><text:span text:style-name="T8">Type "help", "copyright" or "license" for more information.</text:span></text:p>
            </text:list-item>
            <text:list-item>
              <text:p text:style-name="P16"><text:span text:style-name="T6">&gt;&gt;&gt; </text:span><text:span text:style-name="T7">my_string = 'Hello World!'</text:span></text:p>
            </text:list-item>
          </text:list>
          <text:list text:style-name="L4">
            <text:list-item>
              <text:list>
                <text:list-header>
                  <text:p text:style-name="P15"><text:span text:style-name="T6">&gt;&gt;&gt; </text:span><text:span text:style-name="T7">print(my_string)</text:span></text:p>
                  <text:p text:style-name="P15"><text:span text:style-name="T6">Hello World!</text:span></text:p>
                  <text:p text:style-name="P15"><text:span text:style-name="T6">&gt;&gt;&gt;</text:span></text:p>
                  <text:p text:style-name="P15"><text:span text:style-name="T6"/></text:p>
                </text:list-header>
              </text:list>
            </text:list-item>
          </text:list>
          <text:list text:style-name="L3">
            <text:list-header>
              <text:p text:style-name="P17"><text:span text:style-name="T5">help</text:span></text:p>
            </text:list-header>
          </text:list>
          <text:list text:style-name="L4">
            <text:list-item>
              <text:list>
                <text:list-header>
                  <text:p text:style-name="P15"><text:span text:style-name="T6">&gt;&gt;&gt; </text:span><text:span text:style-name="T7">help(print)</text:span></text:p>
                  <text:p text:style-name="P15"><text:span text:style-name="T6">Help on built-in function print in module builtins:</text:span></text:p>
                  <text:p text:style-name="P15"><text:span text:style-name="T6"/></text:p>
                  <text:p text:style-name="P15"><text:span text:style-name="T6">print(...)</text:span></text:p>
                  <text:p text:style-name="P15"><text:span text:style-name="T6"><text:s text:c="4"/></text:span><text:span text:style-name="T6">print(value, ..., sep=' ', end='\n', file=sys.stdout)</text:span></text:p>
                  <text:p text:style-name="P15"><text:span text:style-name="T6"/></text:p>
                  <text:p text:style-name="P15"><text:span text:style-name="T6"><text:s text:c="4"/></text:span><text:span text:style-name="T6">Prints the values to a stream, sys.stdout by default.</text:span></text:p>
                  <text:p text:style-name="P15"><text:span text:style-name="T6"><text:s text:c="4"/></text:span><text:span text:style-name="T6">..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3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7" draw:layer="layout" svg:width="1.412cm" svg:height="1.256cm" svg:x="18.599cm" svg:y="27.501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5.254cm" svg:height="11.139cm" svg:x="2.874cm" svg:y="2.225cm" draw:page-number="2" presentation:class="page"/>
          <draw:custom-shape draw:style-name="gr16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17" draw:text-style-name="P9" draw:layer="layout" svg:width="22.4cm" svg:height="2.8cm" svg:x="2.8cm" svg:y="0cm">
          <text:list text:style-name="L1">
            <text:list-header>
              <text:p text:style-name="P8"><text:span text:style-name="T9">Python skript/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3" draw:layer="layout" svg:width="22.4cm" svg:height="14.422cm" svg:x="2.8cm" svg:y="3.543cm">
          <text:list text:style-name="L5">
            <text:list-item>
              <text:p text:style-name="P19"><text:span text:style-name="T5">Valfri editor som kan spara i ren text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10">Vid icke-ASCII, lägg till i början: <text:s/></text:span><text:span text:style-name="T11"># -*- coding: utf-8 -*-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20"><text:span text:style-name="T10">I UNIX har man ibland som första rad: <text:s/></text:span><text:span text:style-name="T11">#!/usr/bin/python3</text:span></text:p>
                </text:list-item>
              </text:list>
            </text:list-item>
          </text:list>
          <text:list text:style-name="L5">
            <text:list-item>
              <text:p text:style-name="P21"><text:span text:style-name="T10">Exekvera genom att köra Pythontolken med filnamnet som argument.</text:span></text:p>
            </text:list-item>
            <text:list-item>
              <text:p text:style-name="P21"><text:span text:style-name="T10">Eller kör inifrån en IDE (utvecklingsplattform), t.ex.</text:span></text:p>
              <text:list>
                <text:list-item>
                  <text:p text:style-name="P21"><text:span text:style-name="T10">Idle</text:span></text:p>
                </text:list-item>
                <text:list-item>
                  <text:p text:style-name="P21"><text:span text:style-name="T10">PyCharm</text:span></text:p>
                </text:list-item>
                <text:list-item>
                  <text:p text:style-name="P21"><text:span text:style-name="T10">Visual Studio Code</text:span></text:p>
                </text:list-item>
              </text:list>
            </text:list-item>
          </text:list>
          <text:list text:style-name="L8">
            <text:list-header>
              <text:p text:style-name="P22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5" draw:layer="layout" svg:width="21.468cm" svg:height="1.119cm" svg:x="3.265cm" svg:y="19.366cm">
          <text:list text:style-name="L2">
            <text:list-header>
              <text:p text:style-name="P24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3" presentation:class="page"/>
          <draw:custom-shape draw:style-name="gr16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22" draw:text-style-name="P9" draw:layer="layout" svg:width="22.4cm" svg:height="2.8cm" svg:x="2.8cm" svg:y="0cm">
          <text:list text:style-name="L1">
            <text:list-header>
              <text:p text:style-name="P8"><text:span text:style-name="T9">Installera 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3" draw:layer="layout" svg:width="22.4cm" svg:height="14.422cm" svg:x="2.8cm" svg:y="3.543cm">
          <text:list text:style-name="L5">
            <text:list-item>
              <text:p text:style-name="P19"><text:span text:style-name="T5">Unix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10">Använd installationsmetod för respektive plattform (yum, yast, pkg_add, portage, HomeBrew)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20"><text:span text:style-name="T10">Ladda ner källkoden från python.org och kompilera själv. Inte speciellt svårt...</text:span></text:p>
                </text:list-item>
              </text:list>
            </text:list-item>
          </text:list>
          <text:list text:style-name="L5">
            <text:list-item>
              <text:p text:style-name="P21"><text:span text:style-name="T5">Windows och Mac</text:span></text:p>
            </text:list-item>
          </text:list>
          <text:list text:style-name="L7">
            <text:list-item>
              <text:list>
                <text:list-item>
                  <text:p text:style-name="P20"><text:span text:style-name="T10">Ladda ner förkompilerade binärer från python.org</text:span></text:p>
                </text:list-item>
                <text:list-item>
                  <text:p text:style-name="P20"><text:span text:style-name="T10">Helt OK att bygga python från källkod på Mac OS X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1"><text:span text:style-name="T10">Apple förinstallerar (i skrivande stund) Python 2</text:span></text:p>
                  <text:list>
                    <text:list-header>
                      <text:p text:style-name="P21"><text:span text:style-name="T10"><text:s/></text:span><text:span text:style-name="T10">$ </text:span><text:span text:style-name="T13">brew install python3</text:span></text:p>
                    </text:list-header>
                  </text:list>
                </text:list-item>
              </text:list>
            </text:list-item>
          </text:list>
          <text:list text:style-name="L8">
            <text:list-header>
              <text:p text:style-name="P22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5" draw:layer="layout" svg:width="21.468cm" svg:height="1.119cm" svg:x="3.265cm" svg:y="19.366cm">
          <text:list text:style-name="L2">
            <text:list-header>
              <text:p text:style-name="P24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4" presentation:class="page"/>
          <draw:custom-shape draw:style-name="gr16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27" draw:text-style-name="P9" draw:layer="layout" svg:width="22.4cm" svg:height="2.8cm" svg:x="2.8cm" svg:y="0cm">
          <text:list text:style-name="L1">
            <text:list-header>
              <text:p text:style-name="P8"><text:span text:style-name="T9">Tilläggsmodul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3" draw:layer="layout" svg:width="22.4cm" svg:height="14.422cm" svg:x="2.8cm" svg:y="3.543cm">
          <text:list text:style-name="L5">
            <text:list-item>
              <text:p text:style-name="P19"><text:span text:style-name="T14">Man kan i</text:span><text:span text:style-name="T5">nstallera tilläggsmoduler med pip (eller pip3)</text:span></text:p>
              <text:list>
                <text:list-item>
                  <text:p text:style-name="P21"><text:span text:style-name="T10">pip3 install aiohttp</text:span></text:p>
                </text:list-item>
              </text:list>
            </text:list-item>
            <text:list-item>
              <text:p text:style-name="P21"><text:span text:style-name="T10">Moduler kan ofta också installeras via systemets pakethanterare.</text:span></text:p>
            </text:list-item>
            <text:list-item>
              <text:p text:style-name="P21"><text:span text:style-name="T10">Webbplats för moduler: https://pypi.org</text:span></text:p>
            </text:list-item>
            <text:list-item>
              <text:p text:style-name="P21"><text:span text:style-name="T10">OBS! <text:s/>Det kan bli kladdigt att installera moduler ”ad hoc”, och eventuellt krävs administratörsrättigheter. <text:s/>Ett rekommenderat tillvägagångssätt är att skapa en ”virtuell Pythonmiljö” och installera modulerna i den.</text:span></text:p>
              <text:list>
                <text:list-header>
                  <text:p text:style-name="P21"><text:span text:style-name="T11">$ </text:span><text:span text:style-name="T13">python3 -m venv labbenv</text:span></text:p>
                  <text:p text:style-name="P21"><text:span text:style-name="T15">$ </text:span><text:span text:style-name="T16">cd </text:span><text:span text:style-name="T13">labbenv</text:span></text:p>
                  <text:p text:style-name="P21"><text:span text:style-name="T11">$ </text:span><text:span text:style-name="T13">source bin/activate</text:span></text:p>
                  <text:p text:style-name="P21"><text:span text:style-name="T11">(labbenv) $ </text:span><text:span text:style-name="T13">pip install aiohttp</text:span></text:p>
                </text:list-header>
              </text:list>
            </text:list-item>
          </text:list>
          <text:list text:style-name="L8">
            <text:list-header>
              <text:p text:style-name="P22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5" draw:layer="layout" svg:width="21.468cm" svg:height="1.119cm" svg:x="3.265cm" svg:y="19.366cm">
          <text:list text:style-name="L2">
            <text:list-header>
              <text:p text:style-name="P24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5" presentation:class="page"/>
          <draw:custom-shape draw:style-name="gr16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32" draw:text-style-name="P9" draw:layer="layout" svg:width="22.4cm" svg:height="2.8cm" svg:x="2.8cm" svg:y="0cm">
          <text:list text:style-name="L1">
            <text:list-header>
              <text:p text:style-name="P8"><text:span text:style-name="T9">Utvecklingsmiljö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0" draw:layer="layout" svg:width="22.4cm" svg:height="14.423cm" svg:x="2.644cm" svg:y="3.528cm">
          <text:list text:style-name="L5">
            <text:list-item>
              <text:p text:style-name="P26"><text:span text:style-name="T5">Open Source IDE</text:span></text:p>
            </text:list-item>
          </text:list>
          <text:list text:style-name="L6">
            <text:list-item>
              <text:list>
                <text:list-item>
                  <text:p text:style-name="P27"><text:span text:style-name="T10">Eclipse + PyDev, </text:span><text:span text:style-name="T17"><text:a xlink:href="http://pydev.sf.net/" xlink:type="simple">http://pydev.sf.net</text:a></text:span></text:p>
                </text:list-item>
                <text:list-item>
                  <text:p text:style-name="P27"><text:span text:style-name="T18">PyCharm</text:span><text:span text:style-name="T19">, https://www.jetbrains.com/pycharm/</text:span></text:p>
                </text:list-item>
              </text:list>
            </text:list-item>
          </text:list>
          <text:list text:style-name="L5">
            <text:list-item>
              <text:p text:style-name="P28"><text:span text:style-name="T5">Editorer med textfärgning, indentering etc</text:span></text:p>
            </text:list-item>
          </text:list>
          <text:list text:style-name="L6">
            <text:list-item>
              <text:list>
                <text:list-item>
                  <text:p text:style-name="P27"><text:span text:style-name="T10">notepad++, </text:span><text:span text:style-name="T17"><text:a xlink:href="http://notepad-plus.sourceforge.net/" xlink:type="simple">http://notepad-plus.sourceforge.net</text:a></text:span></text:p>
                </text:list-item>
                <text:list-item>
                  <text:p text:style-name="P27"><text:span text:style-name="T20">IDLE</text:span><text:span text:style-name="T10"> (följer med windows-distributionen)</text:span></text:p>
                </text:list-item>
                <text:list-item>
                  <text:p text:style-name="P27"><text:span text:style-name="T10">Emacs, </text:span><text:span text:style-name="T17"><text:a xlink:href="http://www.python.org/emacs" xlink:type="simple">http://www.python.org/emacs</text:a></text:span></text:p>
                </text:list-item>
                <text:list-item>
                  <text:p text:style-name="P27"><text:span text:style-name="T10">Vi/vim, </text:span><text:span text:style-name="T17"><text:a xlink:href="http://vim.sourceforge.net/scripts/index.php" xlink:type="simple">http://vim.sourceforge.net/scripts/index.php</text:a></text:span></text:p>
                </text:list-item>
              </text:list>
            </text:list-item>
          </text:list>
          <text:list text:style-name="L5">
            <text:list-item>
              <text:p text:style-name="P28"><text:span text:style-name="T5">Kommersiella IDE ($$)</text:span></text:p>
            </text:list-item>
          </text:list>
          <text:list text:style-name="L6">
            <text:list-item>
              <text:list>
                <text:list-item>
                  <text:p text:style-name="P27"><text:span text:style-name="T10">Wing IDE, </text:span><text:span text:style-name="T17"><text:a xlink:href="http://wingware.com/" xlink:type="simple">http://wingware.com</text:a></text:span></text:p>
                </text:list-item>
                <text:list-item>
                  <text:p text:style-name="P27"><text:span text:style-name="T20">Komodo</text:span><text:span text:style-name="T10">, </text:span><text:span text:style-name="T17"><text:a xlink:href="http://www.activestate.com/products/komodo_ide" xlink:type="simple">http://www.activestate.com/products/komodo_ide</text:a></text:span></text:p>
                </text:list-item>
              </text:list>
            </text:list-item>
          </text:list>
          <text:list text:style-name="L5">
            <text:list-item>
              <text:p text:style-name="P28"><text:span text:style-name="T5">Övrigt</text:span></text:p>
            </text:list-item>
          </text:list>
          <text:list text:style-name="L6">
            <text:list-item>
              <text:list>
                <text:list-item>
                  <text:p text:style-name="P27"><text:span text:style-name="T10">VisualStudio, </text:span><text:span text:style-name="T17">https://code.visualstudio.com</text:span></text:p>
                </text:list-item>
                <text:list-item>
                  <text:p text:style-name="P27"><text:span text:style-name="T10">Netbeans + Jython med Coyote, </text:span><text:span text:style-name="T17"><text:a xlink:href="http://coyote.dev.java.net/" xlink:type="simple">http://coyote.dev.java.net</text:a></text:span></text:p>
                </text:list-item>
              </text:list>
            </text:list-item>
          </text:list>
          <text:list text:style-name="L5">
            <text:list-item>
              <text:p text:style-name="P29"><text:span text:style-name="T5">Se vidare </text:span><text:span text:style-name="T5"><text:tab/></text:span><text:span text:style-name="T21"><text:a xlink:href="http://wiki.python.org/moin/IntegratedDevelopmentEnvironments" xlink:type="simple">http://wiki.python.org/moin/IntegratedDevelopmentEnvironments</text:a></text:span><text:span text:style-name="T22"><text:line-break/></text:span><text:span text:style-name="T5"><text:tab/></text:span><text:span text:style-name="T5"><text:tab/></text:span><text:span text:style-name="T23"><text:a xlink:href="http://wiki.python.org/moin/PythonEditors" xlink:type="simple">http://wiki.python.org/moin/PythonEditors</text:a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5" draw:layer="layout" svg:width="21.468cm" svg:height="1.119cm" svg:x="3.265cm" svg:y="19.366cm">
          <text:list text:style-name="L2">
            <text:list-header>
              <text:p text:style-name="P24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3" draw:layer="layout" svg:width="1.4cm" svg:height="1.119cm" svg:x="25.199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5.254cm" svg:height="11.139cm" svg:x="2.874cm" svg:y="2.225cm" draw:page-number="6" presentation:class="page"/>
          <draw:custom-shape draw:style-name="gr37" draw:text-style-name="P32" draw:layer="layout" svg:width="15.303cm" svg:height="13.365cm" svg:x="2.824cm" svg:y="14.108cm">
            <text:list text:style-name="L9">
              <text:list-item>
                <text:p text:style-name="P31"><text:span text:style-name="T24">Kolla alla länkar och läsa på i sista länken!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7" draw:layer="layout" svg:width="1.413cm" svg:height="1.256cm" svg:x="18.599cm" svg:y="27.502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41" draw:text-style-name="P9" draw:layer="layout" svg:width="22.4cm" svg:height="2.8cm" svg:x="2.8cm" svg:y="0cm">
          <text:list text:style-name="L1">
            <text:list-header>
              <text:p text:style-name="P8"><text:span text:style-name="T4">Python-varianter och dialek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8" draw:layer="layout" svg:width="22.4cm" svg:height="15.171cm" svg:x="2.8cm" svg:y="3.544cm">
          <text:list text:style-name="L5">
            <text:list-item>
              <text:p text:style-name="P33"><text:span text:style-name="T25">CPython</text:span><text:span text:style-name="T26"> </text:span></text:p>
            </text:list-item>
          </text:list>
          <text:list text:style-name="L4">
            <text:list-item>
              <text:list>
                <text:list-header>
                  <text:p text:style-name="P34"><text:span text:style-name="T27">– </text:span><text:span text:style-name="T27">"Vanliga" pythontolken i C</text:span></text:p>
                  <text:p text:style-name="P34"><text:span text:style-name="T27">– </text:span><text:span text:style-name="T27">Kompilerar till bytecode</text:span></text:p>
                  <text:p text:style-name="P34"><text:span text:style-name="T27">– </text:span><text:span text:style-name="T27">Anväder ett globalt lås (GIL)</text:span></text:p>
                  <text:p text:style-name="P34"><text:span text:style-name="T27"/></text:p>
                </text:list-header>
              </text:list>
            </text:list-item>
          </text:list>
          <text:list text:style-name="L5">
            <text:list-item>
              <text:p text:style-name="P35"><text:span text:style-name="T25">Jython, http://www.jython.org, (http://</text:span><text:span text:style-name="T28">jythonbook.com)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27">Skriven i Java</text:span></text:p>
                </text:list-item>
                <text:list-item>
                  <text:p text:style-name="P36"><text:span text:style-name="T27">Körs i JVM</text:span></text:p>
                </text:list-item>
                <text:list-item>
                  <text:p text:style-name="P36"><text:span text:style-name="T27">Kan importera javaklasser (</text:span><text:span text:style-name="T29">from java.util import Random</text:span><text:span text:style-name="T27">)</text:span></text:p>
                </text:list-item>
                <text:list-item>
                  <text:p text:style-name="P36"><text:span text:style-name="T27">Kompilerar pythonkod till javaklasser med jythonc</text:span><text:span text:style-name="T27"><text:line-break/></text:span><text:span text:style-name="T27"/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34"><text:span text:style-name="T29">C:\&gt;</text:span><text:span text:style-name="T30">jython</text:span></text:p>
                  <text:p text:style-name="P34"><text:span text:style-name="T29">Jython 2.2b2 on java1.4.1</text:span></text:p>
                  <text:p text:style-name="P34"><text:span text:style-name="T29">Type "copyright", "credits" or "license" for more information.</text:span></text:p>
                  <text:p text:style-name="P34"><text:span text:style-name="T29">&gt;&gt;&gt; </text:span><text:span text:style-name="T30">from java.util import Random</text:span></text:p>
                  <text:p text:style-name="P34"><text:span text:style-name="T29">&gt;&gt;&gt; </text:span><text:span text:style-name="T30">a=Random()</text:span></text:p>
                  <text:p text:style-name="P34"><text:span text:style-name="T29">&gt;&gt;&gt; </text:span><text:span text:style-name="T30">a.nextFloat()</text:span></text:p>
                  <text:p text:style-name="P34"><text:span text:style-name="T29">0.1187514066696167</text:span></text:p>
                </text:list-header>
              </text:list>
            </text:list-item>
          </text:list>
          <text:list text:style-name="L8">
            <text:list-header>
              <text:p text:style-name="P37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5" draw:layer="layout" svg:width="21.467cm" svg:height="1.119cm" svg:x="3.266cm" svg:y="19.365cm">
          <text:list text:style-name="L11">
            <text:list-header>
              <text:p text:style-name="P24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3" draw:layer="layout" svg:width="1.4cm" svg:height="1.119cm" svg:x="25.2cm" svg:y="19.366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5.254cm" svg:height="11.139cm" svg:x="2.874cm" svg:y="2.225cm" draw:page-number="7" presentation:class="page"/>
          <draw:custom-shape draw:style-name="gr46" draw:text-style-name="P32" draw:layer="layout" svg:width="15.303cm" svg:height="13.365cm" svg:x="2.824cm" svg:y="14.109cm">
            <text:list text:style-name="L9">
              <text:list-item>
                <text:p text:style-name="P31"><text:span text:style-name="T32">Google has started a project called Unladen Swallow in 2009 with the aims of </text:span></text:p>
              </text:list-item>
            </text:list>
            <text:list text:style-name="L12">
              <text:list-item>
                <text:list>
                  <text:list-item>
                    <text:p text:style-name="P39"><text:span text:style-name="T33">increasing the speed of the python interpreter by 5 times and </text:span></text:p>
                  </text:list-item>
                  <text:list-item>
                    <text:p text:style-name="P39"><text:span text:style-name="T33">improving its multithreading ability to scale to thousands of cores.</text:span></text:p>
                  </text:list-item>
                </text:list>
              </text:list-item>
            </text:list>
            <text:list text:style-name="L11">
              <text:list-header>
                <text:p text:style-name="P40"><text:span text:style-name="T24"/></text:p>
              </text:list-header>
            </text:list>
            <text:list text:style-name="L9">
              <text:list-item>
                <text:p text:style-name="P41"><text:span text:style-name="T24">Jython stöder CPython2.5</text:span></text:p>
              </text:list-item>
              <text:list-item>
                <text:p text:style-name="P41"><text:span text:style-name="T24">Kolla upp i wikipedia vilka olika varianter som finns och hur python kan användas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47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7" draw:layer="layout" svg:width="1.412cm" svg:height="1.256cm" svg:x="18.6cm" svg:y="27.501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9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50" draw:text-style-name="P9" draw:layer="layout" svg:width="22.4cm" svg:height="2.8cm" svg:x="2.8cm" svg:y="0cm">
          <text:list text:style-name="L1">
            <text:list-header>
              <text:p text:style-name="P8"><text:span text:style-name="T9">Python-varianter och dialek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47" draw:layer="layout" svg:width="22.4cm" svg:height="14.942cm" svg:x="2.8cm" svg:y="3.544cm">
          <text:list text:style-name="L5">
            <text:list-item>
              <text:p text:style-name="P42"><text:span text:style-name="T34">PyPy – snabbare (använder JIT)</text:span></text:p>
            </text:list-item>
          </text:list>
          <text:list text:style-name="L8">
            <text:list-header>
              <text:p text:style-name="P43"><text:span text:style-name="T34"/></text:p>
            </text:list-header>
          </text:list>
          <text:list text:style-name="L5">
            <text:list-item>
              <text:p text:style-name="P42"><text:span text:style-name="T34">IronPython, </text:span><text:span text:style-name="T35">http://ironpython.net/</text:span></text:p>
            </text:list-item>
          </text:list>
          <text:list text:style-name="L6">
            <text:list-item>
              <text:list>
                <text:list-item>
                  <text:p text:style-name="P44"><text:span text:style-name="T36">Skriven i C# av Microsoft</text:span></text:p>
                </text:list-item>
                <text:list-item>
                  <text:p text:style-name="P44"><text:span text:style-name="T36">Stöd för Python 3 är på gång(?)</text:span></text:p>
                </text:list-item>
                <text:list-item>
                  <text:p text:style-name="P44"><text:span text:style-name="T36">.NET- och ASP.NET-integration</text:span></text:p>
                </text:list-item>
                <text:list-item>
                  <text:p text:style-name="P44"><text:span text:style-name="T36">Kan importera klasser från .NET-ramverket. Jmf Jython ovan</text:span><text:span text:style-name="T37"><text:line-break/></text:span><text:span text:style-name="T37"/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45"><text:span text:style-name="T38">C:\&gt;</text:span><text:span text:style-name="T39">ipy</text:span></text:p>
                  <text:p text:style-name="P45"><text:span text:style-name="T38">IronPython 1.1 (1.1) on .NET 2.0.50727.42</text:span></text:p>
                  <text:p text:style-name="P45"><text:span text:style-name="T38">Copyright (c) Microsoft Corporation. All rights reserved.</text:span></text:p>
                  <text:p text:style-name="P45"><text:span text:style-name="T40">&gt;&gt;&gt; import System</text:span></text:p>
                </text:list-header>
                <text:list-item>
                  <text:p text:style-name="P45"><text:span text:style-name="T41">&gt;&gt;&gt; </text:span><text:span text:style-name="T40">class MyClass(System.Object):</text:span></text:p>
                </text:list-item>
                <text:list-item>
                  <text:p text:style-name="P45"><text:span text:style-name="T41">&gt;&gt;&gt; </text:span><text:span text:style-name="T40">...</text:span><text:span text:style-name="T40"><text:line-break/></text:span><text:span text:style-name="T40"/></text:p>
                </text:list-item>
              </text:list>
            </text:list-item>
          </text:list>
          <text:list text:style-name="L8">
            <text:list-header>
              <text:p text:style-name="P46"><text:span text:style-name="T42"/></text:p>
            </text:list-header>
          </text:list>
          <text:list text:style-name="L11">
            <text:list-header>
              <text:p text:style-name="P21"><text:span text:style-name="T4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5" draw:layer="layout" svg:width="21.468cm" svg:height="1.119cm" svg:x="3.265cm" svg:y="19.366cm">
          <text:list text:style-name="L2">
            <text:list-header>
              <text:p text:style-name="P24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3" draw:layer="layout" svg:width="1.4cm" svg:height="1.119cm" svg:x="25.199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5.254cm" svg:height="11.139cm" svg:x="2.874cm" svg:y="2.225cm" draw:page-number="8" presentation:class="page"/>
          <draw:custom-shape draw:style-name="gr55" draw:text-style-name="P3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56" draw:text-style-name="P9" draw:layer="layout" svg:width="22.4cm" svg:height="2.8cm" svg:x="2.8cm" svg:y="0cm">
          <text:list text:style-name="L1">
            <text:list-header>
              <text:p text:style-name="P8"><text:span text:style-name="T4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52" draw:layer="layout" svg:width="22.4cm" svg:height="14.422cm" svg:x="2.8cm" svg:y="3.544cm">
          <text:list text:style-name="L13">
            <text:list-item>
              <text:p text:style-name="P48"><text:span text:style-name="T43">2.1 </text:span><text:span text:style-name="T44"><text:s/></text:span><text:span text:style-name="T45">Starta</text:span><text:span text:style-name="T44"> en </text:span><text:span text:style-name="T45">interaktiv</text:span><text:span text:style-name="T44"> Pythontolk</text:span></text:p>
              <text:list>
                <text:list-item>
                  <text:p text:style-name="P48"><text:span text:style-name="T44">via ”Python Console” i PyCharm, eller</text:span></text:p>
                </text:list-item>
                <text:list-item>
                  <text:p text:style-name="P48"><text:span text:style-name="T44">i en terminal (”kommandoprompten” eller GIT-bash)</text:span></text:p>
                </text:list-item>
              </text:list>
              <text:p text:style-name="P48"><text:span text:style-name="T44">Sätt a till 5, därefter b till 3 och skriv sedan ut a+b.</text:span></text:p>
              <text:list>
                <text:list-header>
                  <text:p text:style-name="P48"><text:span text:style-name="T46">&gt;&gt;&gt; </text:span><text:span text:style-name="T47">a = 5</text:span></text:p>
                  <text:p text:style-name="P48"><text:span text:style-name="T46">&gt;&gt;&gt; </text:span><text:span text:style-name="T47">b = 3</text:span></text:p>
                  <text:p text:style-name="P48"><text:span text:style-name="T46">&gt;&gt;&gt; </text:span><text:span text:style-name="T47">print(a + b)</text:span></text:p>
                  <text:p text:style-name="P48"><text:span text:style-name="T46">8</text:span></text:p>
                  <text:p text:style-name="P48"><text:span text:style-name="T46">&gt;&gt;&gt;</text:span></text:p>
                </text:list-header>
              </text:list>
            </text:list-item>
            <text:list-item>
              <text:p text:style-name="P48"><text:span text:style-name="T43">2.2</text:span><text:span text:style-name="T44"> <text:s/>Starta PyCharm (eller någon editor med Pythonstöd).</text:span></text:p>
              <text:list>
                <text:list-item>
                  <text:p text:style-name="P48"><text:span text:style-name="T44">Skapa ett nytt projekt, t.ex. med namnet ”labb”.</text:span></text:p>
                </text:list-item>
                <text:list-item>
                  <text:p text:style-name="P48"><text:span text:style-name="T44">Skapa en ny Python-fil och skriv in kommandona ovan i filen.</text:span></text:p>
                </text:list-item>
                <text:list-item>
                  <text:p text:style-name="P48"><text:span text:style-name="T44">Exekvera (Run).</text:span></text:p>
                </text:list-item>
              </text:list>
            </text:list-item>
            <text:list-item>
              <text:p text:style-name="P48"><text:span text:style-name="T43">2.3</text:span><text:span text:style-name="T44"> <text:s/>Kör programmet från förra övningen i debuggern.</text:span></text:p>
              <text:list>
                <text:list-item>
                  <text:p text:style-name="P48"><text:span text:style-name="T44">Börja med att sätta en brytpunkt vid första raden (klicka bredvid radnumret).</text:span></text:p>
                </text:list-item>
                <text:list-item>
                  <text:p text:style-name="P48"><text:span text:style-name="T44">Välj ”Debug”, välj upprepade gånger ”Step Over” (eller F8).</text:span></text:p>
                </text:list-item>
              </text:list>
            </text:list-item>
            <text:list-item>
              <text:p text:style-name="P48"><text:span text:style-name="T43">2.4</text:span><text:span text:style-name="T44"> <text:s/>Stäng nuvarande projekt, checka ut kursens källkod från Git.</text:span></text:p>
            </text:list-item>
          </text:list>
          <text:list text:style-name="L8">
            <text:list-header>
              <text:p text:style-name="P49"><text:span text:style-name="T48"/></text:p>
            </text:list-header>
          </text:list>
          <text:list text:style-name="L4">
            <text:list-item>
              <text:list>
                <text:list-header>
                  <text:p text:style-name="P50"><text:span text:style-name="T6"/></text:p>
                </text:list-header>
              </text:list>
            </text:list-item>
          </text:list>
          <text:list text:style-name="L8">
            <text:list-header>
              <text:p text:style-name="P51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2.334cm" svg:height="1.119cm" svg:x="0.466cm" svg:y="19.365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1" draw:layer="layout" svg:width="21.468cm" svg:height="1.119cm" svg:x="3.265cm" svg:y="19.366cm">
          <text:list text:style-name="L2">
            <text:list-header>
              <text:p text:style-name="P10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3" draw:layer="layout" svg:width="1.4cm" svg:height="1.119cm" svg:x="25.199cm" svg:y="19.365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5.254cm" svg:height="11.139cm" svg:x="2.874cm" svg:y="2.225cm" draw:page-number="9" presentation:class="page"/>
          <draw:custom-shape draw:style-name="gr61" draw:text-style-name="P5" draw:layer="layout" svg:width="6.274cm" svg:height="1.256cm" svg:x="2.824cm" svg:y="27.501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2" draw:text-style-name="P7" draw:layer="layout" svg:width="1.413cm" svg:height="1.256cm" svg:x="18.599cm" svg:y="27.502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3" draw:text-style-name="P5" draw:layer="layout" svg:width="15.303cm" svg:height="1.146cm" svg:x="2.825cm" svg:y="0.916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2" svg:font-family="'Courier New'" style:font-family-generic="modern" style:font-pitch="fixed"/>
    <style:font-face style:name="Courier New5" svg:font-family="'Courier New'" style:font-adornments="標準" style:font-family-generic="modern" style:font-pitch="fixed"/>
    <style:font-face style:name="Arial" svg:font-family="Arial" style:font-pitch="variable"/>
    <style:font-face style:name="Arial3" svg:font-family="Arial" style:font-adornments="標準" style:font-pitch="variable"/>
    <style:font-face style:name="Calibri" svg:font-family="Calibri" style:font-pitch="variable"/>
    <style:font-face style:name="Calibri1" svg:font-family="Calibri" style:font-adornments="標準" style:font-pitch="variable"/>
    <style:font-face style:name="Courier New1" svg:font-family="'Courier New'" style:font-pitch="variable"/>
    <style:font-face style:name="Courier New3" svg:font-family="'Courier New'" style:font-adornments="標準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ＭＳ Ｐゴシック1" svg:font-family="'ＭＳ Ｐゴシック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ourier New4" svg:font-family="'Courier New'" style:font-adornments="標準" style:font-family-generic="modern" style:font-pitch="variable"/>
    <style:font-face style:name="Source Sans Pro4" svg:font-family="'Source Sans Pro'" style:font-adornments="標準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11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9cm" fo:margin-right="0cm" fo:margin-top="0.271cm" fo:margin-bottom="0cm" fo:line-height="100%" fo:text-align="start" fo:text-indent="-1.049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0.8999996185303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272cm" fo:margin-right="0cm" fo:margin-top="0.232cm" fo:margin-bottom="0cm" fo:line-height="100%" fo:text-align="start" fo:text-indent="-0.87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497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896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6.295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6.295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6.295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6.295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6.295cm" fo:margin-right="0cm" fo:margin-top="0.232cm" fo:margin-bottom="0cm" fo:line-height="100%" fo:text-align="start" fo:text-indent="-0.699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" fo:font-family="Arial" style:font-pitch="variable" fo:font-size="38.2000007629395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Objekt_20_utan_20_fyllning_20_och_20_utan_20_linjer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72cm" fo:min-width="24.932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4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44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44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6cm" fo:min-width="20.496cm" fo:padding-top="0.13cm" fo:padding-bottom="0.13cm" fo:padding-left="0.25cm" fo:padding-right="0.25cm" fo:wrap-option="no-wrap" draw:shadow-color="#808080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el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134cm" fo:min-width="0cm" fo:padding-top="0.125cm" fo:padding-bottom="0.125cm" fo:padding-left="0.251cm" fo:padding-right="0.251cm" fo:wrap-option="wrap" draw:shadow-color="#808080"/>
    </style:style>
    <style:style style:name="Mpr16" style:family="presentation" style:parent-style-name="Titel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134cm" fo:min-width="0cm" fo:padding-top="0.125cm" fo:padding-bottom="0.125cm" fo:padding-left="0.251cm" fo:padding-right="0.251cm" fo:wrap-option="wrap" draw:shadow-color="#808080"/>
    </style:style>
    <style:style style:name="Mpr17" style:family="presentation" style:parent-style-name="Titel1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03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none" draw:fill-color="#ffffff"/>
      <style:paragraph-properties fo:text-align="center" style:writing-mode="lr-tb"/>
    </style:style>
    <style:style style:name="MP20" style:family="paragraph">
      <loext:graphic-properties draw:fill="none" draw:fill-color="#ffffff"/>
      <style:paragraph-properties style:writing-mode="lr-tb" style:font-independent-line-spacing="true"/>
    </style:style>
    <style:style style:name="MP2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5" style:family="paragraph">
      <loext:graphic-properties draw:fill="solid" draw:fill-color="#ffffff"/>
      <style:paragraph-properties fo:text-align="center"/>
    </style:style>
    <style:style style:name="MP26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4" style:family="text">
      <style:text-properties fo:color="#898989"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5" style:family="text">
      <style:text-properties fo:color="#808080" style:font-name="Calibri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Titel1" style:page-layout-name="PM1" draw:style-name="Mdp2">
      <draw:frame draw:style-name="Mgr4" draw:text-style-name="MP19" draw:layer="backgroundobjects" svg:width="2.528cm" svg:height="2.397cm" svg:x="1.127cm" svg:y="17.582cm">
        <draw:image xlink:href="Pictures/10000201000000C7000000BC08008EE2C9E78A03.png" xlink:type="simple" xlink:show="embed" xlink:actuate="onLoad" loext:mime-type="image/png">
          <text:p/>
        </draw:image>
      </draw:frame>
      <draw:custom-shape draw:style-name="Mgr5" draw:text-style-name="MP20" draw:layer="backgroundobjects" svg:width="25.432cm" svg:height="12.832cm" svg:x="1.634cm" svg:y="5.834cm">
        <text:p/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371cm" svg:height="3.252cm" svg:x="2.8cm" svg:y="-0.486cm" presentation:class="title" presentation:placeholder="true">
        <draw:text-box/>
      </draw:frame>
      <draw:frame presentation:style-name="Titel1-outline1" draw:layer="backgroundobjects" svg:width="22.371cm" svg:height="14.394cm" svg:x="2.8cm" svg:y="3.542cm" presentation:class="outline" presentation:placeholder="true">
        <draw:text-box/>
      </draw:frame>
      <draw:frame draw:style-name="Mgr6" draw:text-style-name="MP22" draw:layer="backgroundobjects" svg:width="3.47cm" svg:height="1.37cm" svg:x="4.433cm" svg:y="19.132cm" presentation:class="date-time">
        <draw:text-box>
          <text:list text:style-name="ML3">
            <text:list-header>
              <text:p text:style-name="MP21"><text:span text:style-name="MT3">2010-09</text:span></text:p>
            </text:list-header>
          </text:list>
        </draw:text-box>
      </draw:frame>
      <draw:frame draw:style-name="Mgr7" draw:text-style-name="MP22" draw:layer="backgroundobjects" svg:width="8.838cm" svg:height="1.37cm" svg:x="9.565cm" svg:y="19.132cm" presentation:class="footer">
        <draw:text-box>
          <text:list text:style-name="ML3">
            <text:list-header>
              <text:p text:style-name="MP21"><text:span text:style-name="MT3">© Init AB</text:span></text:p>
            </text:list-header>
          </text:list>
        </draw:text-box>
      </draw:frame>
      <draw:frame draw:style-name="Mgr8" draw:text-style-name="MP24" draw:layer="backgroundobjects" svg:width="6.505cm" svg:height="1.37cm" svg:x="20.065cm" svg:y="19.132cm" presentation:class="page-number">
        <draw:text-box>
          <text:list text:style-name="ML4">
            <text:list-header>
              <text:p text:style-name="MP23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25" draw:layer="backgroundobjects" svg:width="21cm" svg:height="29.7cm" svg:x="0cm" svg:y="0cm">
          <text:p/>
        </draw:rect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6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5.225cm" svg:height="11.11cm" svg:x="2.874cm" svg:y="2.223cm" presentation:class="page"/>
        <draw:frame presentation:style-name="Titel1-notes" draw:layer="backgroundobjects" svg:width="15.274cm" svg:height="13.335cm" svg:x="2.825cm" svg:y="14.109cm" presentation:class="notes" presentation:placeholder="true">
          <draw:text-box/>
        </draw:frame>
        <draw:frame presentation:style-name="Mpr15" draw:text-style-name="MP22" draw:layer="backgroundobjects" svg:width="6.244cm" svg:height="1.227cm" svg:x="2.825cm" svg:y="27.5cm" presentation:class="footer">
          <draw:text-box>
            <text:list text:style-name="ML5">
              <text:list-header>
                <text:p text:style-name="MP21"><text:span text:style-name="MT5">© Init AB</text:span></text:p>
              </text:list-header>
            </text:list>
          </draw:text-box>
        </draw:frame>
        <draw:frame presentation:style-name="Mpr16" draw:text-style-name="MP24" draw:layer="backgroundobjects" svg:width="1.383cm" svg:height="1.227cm" svg:x="18.598cm" svg:y="27.5cm" presentation:class="page-number">
          <draw:text-box>
            <text:list text:style-name="ML5">
              <text:list-header>
                <text:p text:style-name="MP23"><text:span text:style-name="MT5"><text:page-number>&lt;nummer&gt;</text:page-number></text:span></text:p>
              </text:list-header>
            </text:list>
          </draw:text-box>
        </draw:frame>
        <draw:frame presentation:style-name="Mpr17" draw:text-style-name="MP22" draw:layer="backgroundobjects" svg:width="15.274cm" svg:height="1.117cm" svg:x="2.825cm" svg:y="0.917cm" presentation:class="header">
          <draw:text-box>
            <text:list text:style-name="ML5">
              <text:list-header>
                <text:p text:style-name="MP21"><text:span text:style-name="MT5">Inits PowerPointmall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4T13:00:44.067525508</meta:creation-date>
    <meta:editing-duration>P2DT6H25M34S</meta:editing-duration>
    <meta:editing-cycles>17</meta:editing-cycles>
    <meta:generator>LibreOffice/6.3.2.2$Linux_X86_64 LibreOffice_project/30$Build-2</meta:generator>
    <dc:title>Alizarin</dc:title>
    <dc:date>2019-11-05T17:41:26.885418989</dc:date>
    <meta:document-statistic meta:object-count="134"/>
  </office:meta>
</office:document-meta>
</file>